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dobe Heiti Std R" svg:font-family="'Adobe Heiti Std R'" style:font-family-generic="swiss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4.993cm" table:align="left" style:writing-mode="lr-tb"/>
    </style:style>
    <style:style style:name="Tabla1.A" style:family="table-column">
      <style:table-column-properties style:column-width="2.499cm"/>
    </style:style>
    <style:style style:name="Tabla1.C" style:family="table-column">
      <style:table-column-properties style:column-width="2.501cm"/>
    </style:style>
    <style:style style:name="Tabla1.F" style:family="table-column">
      <style:table-column-properties style:column-width="2.494cm"/>
    </style:style>
    <style:style style:name="Tabla1.A1" style:family="table-cell" style:data-style-name="N5100">
      <style:table-cell-properties fo:background-color="#000000" fo:padding="0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 style:data-style-name="N5100">
      <style:table-cell-properties fo:background-color="#000000" fo:padding="0cm" fo:border-left="none" fo:border-right="none" fo:border-top="0.002cm solid #000000" fo:border-bottom="none">
        <style:background-image/>
      </style:table-cell-properties>
    </style:style>
    <style:style style:name="Tabla1.F1" style:family="table-cell" style:data-style-name="N5100">
      <style:table-cell-properties fo:background-color="#000000" fo:padding="0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5100">
      <style:table-cell-properties fo:background-color="#ffffff" fo:padding="0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 style:data-style-name="N5000">
      <style:table-cell-properties fo:background-color="#ffffff" fo:padding="0cm" fo:border-left="none" fo:border-right="none" fo:border-top="none" fo:border-bottom="0.002cm solid #000000">
        <style:background-image/>
      </style:table-cell-properties>
    </style:style>
    <style:style style:name="Tabla1.D2" style:family="table-cell">
      <style:table-cell-properties fo:background-color="#ffffff" fo:padding="0cm" fo:border-left="none" fo:border-right="none" fo:border-top="none" fo:border-bottom="0.002cm solid #000000">
        <style:background-image/>
      </style:table-cell-properties>
    </style:style>
    <style:style style:name="Tabla1.F2" style:family="table-cell" style:data-style-name="N5000">
      <style:table-cell-properties fo:background-color="#ffffff" fo:padding="0cm" fo:border-left="none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Adobe Heiti Std 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Adobe Heiti Std 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Verdana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6" style:family="paragraph" style:parent-style-name="Standard">
      <style:text-properties style:font-name="Courier New" fo:font-weight="bold" style:font-weight-asian="bold" style:font-weight-complex="bold"/>
    </style:style>
    <style:style style:name="P7" style:family="paragraph" style:parent-style-name="Standard">
      <style:text-properties style:font-name="Courier New" fo:language="fr" fo:country="FR" fo:font-weight="bold" style:font-weight-asian="bold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language="fr" fo:country="FR"/>
    </style:style>
    <style:style style:name="T2" style:family="text">
      <style:text-properties style:font-name="Courier New"/>
    </style:style>
    <style:style style:name="T3" style:family="text">
      <style:text-properties style:font-name="Courier New" fo:font-weight="bold" style:font-weight-asian="bold" style:font-weight-complex="bold"/>
    </style:style>
    <number:number-style style:name="N5000" number:language="es" number:country="ES">
      <number:number number:min-integer-digits="1"/>
    </number:number-style>
    <number:text-style style:name="N5100" number:language="es" number:country="ES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Posibles variaciones:</text:p>
      <text:p text:style-name="P6"/>
      <text:p text:style-name="P6">Si en vez de 3 opciones tuvieramos muchas, por ejemplo 10 ó 50 no sería conveniente tener un if anidado con 10 llamadas al método intentar ni mucho menos 50. </text:p>
      <text:p text:style-name="P6"/>
      <text:p text:style-name="P6">La solución sería :</text:p>
      <text:p text:style-name="P6"><text:s/>i ) <text:s/>cuando se lee 1 estudiante - con todas sus opciones - <text:s/>se meten en un array , llamémosle TOP <text:s/>de 10 o de 50 o de las que sean.</text:p>
      <text:p text:style-name="P6"/>
      <text:p text:style-name="P6">ii) en el programa se tiene un bucle haciendo llamadas al método intentar con cada opción de ese array; hasta que alguna sea válida o hasta que se hayan revisado todas.</text:p>
      <text:p text:style-name="P6"><text:tab/></text:p>
      <table:table table:name="Tabla1" table:style-name="Tabla1">
        <table:table-column table:style-name="Tabla1.A" table:number-columns-repeated="2"/>
        <table:table-column table:style-name="Tabla1.C"/>
        <table:table-column table:style-name="Tabla1.A" table:number-columns-repeated="2"/>
        <table:table-column table:style-name="Tabla1.F"/>
        <table:table-header-rows>
          <table:table-row>
            <table:table-cell table:style-name="Tabla1.A1" office:value-type="float" office:value="0">
              <text:p text:style-name="P3"><text:s text:c="5"/>TOP</text:p>
            </table:table-cell>
            <table:table-cell table:style-name="Tabla1.B1" office:value-type="float" office:value="0">
              <text:p text:style-name="P4">celda 0</text:p>
            </table:table-cell>
            <table:table-cell table:style-name="Tabla1.B1" office:value-type="float" office:value="0">
              <text:p text:style-name="P4">celda 1</text:p>
            </table:table-cell>
            <table:table-cell table:style-name="Tabla1.B1" office:value-type="float" office:value="0">
              <text:p text:style-name="P5"><text:s/>. . . . . </text:p>
            </table:table-cell>
            <table:table-cell table:style-name="Tabla1.B1" office:value-type="float" office:value="0">
              <text:p text:style-name="P4">celda 48</text:p>
            </table:table-cell>
            <table:table-cell table:style-name="Tabla1.F1" office:value-type="float" office:value="0">
              <text:p text:style-name="P4">celda 49</text:p>
            </table:table-cell>
          </table:table-row>
        </table:table-header-rows>
        <table:table-row>
          <table:table-cell table:style-name="Tabla1.A2" office:value-type="float" office:value="0">
            <text:p text:style-name="P1">opcion</text:p>
          </table:table-cell>
          <table:table-cell table:style-name="Tabla1.B2" office:value-type="float" office:value="520">
            <text:p text:style-name="P2">520</text:p>
          </table:table-cell>
          <table:table-cell table:style-name="Tabla1.B2" office:value-type="float" office:value="238">
            <text:p text:style-name="P2">238</text:p>
          </table:table-cell>
          <table:table-cell table:style-name="Tabla1.D2" office:value-type="string">
            <text:p text:style-name="P2">. . . </text:p>
          </table:table-cell>
          <table:table-cell table:style-name="Tabla1.B2" office:value-type="float" office:value="125">
            <text:p text:style-name="P2">125</text:p>
          </table:table-cell>
          <table:table-cell table:style-name="Tabla1.F2" office:value-type="float" office:value="406">
            <text:p text:style-name="P2">406</text:p>
          </table:table-cell>
        </table:table-row>
      </table:table>
      <text:p text:style-name="P6"/>
      <text:p text:style-name="P6"/>
      <text:p text:style-name="P6"/>
      <text:p text:style-name="P6"/>
      <text:p text:style-name="P6"><text:tab/>INICIO</text:p>
      <text:p text:style-name="P6"><text:tab/>cargar (TC) ; </text:p>
      <text:p text:style-name="P6"><text:s text:c="2"/><text:tab/>mientras ( NO(EOF) <text:s/>Festudiantes <text:s/>)</text:p>
      <text:p text:style-name="P6"><text:tab/><text:tab/></text:p>
      <text:p text:style-name="P6"><text:tab/><text:tab/>leer un registro de Festudiantes;</text:p>
      <text:p text:style-name="P6"/>
      <text:p text:style-name="P6"><text:tab/><text:tab/>obtener dni / op1 / op2 / op3 / <text:s/>. . . <text:s/>/opn</text:p>
      <text:p text:style-name="P6"><text:tab/><text:tab/></text:p>
      <text:p text:style-name="P6"><text:tab/><text:tab/>cargar el array TOPCION con las opciones</text:p>
      <text:p text:style-name="P6"><text:tab/><text:tab/></text:p>
      <text:p text:style-name="P6"><text:tab/><text:tab/>i &lt;-- 0</text:p>
      <text:p text:style-name="P6"><text:tab/><text:tab/>carrera &lt;-- <text:s/>-1</text:p>
      <text:p text:style-name="P6"/>
      <text:p text:style-name="P6"><text:tab/><text:tab/>mientras carrera = -1 <text:s/>AND i&lt;50<text:tab/><text:tab/></text:p>
      <text:p text:style-name="P6"><text:tab/><text:tab/><text:tab/></text:p>
      <text:p text:style-name="P6"><text:tab/><text:tab/><text:tab/>opcion &lt;-- TOPCION [ i ]</text:p>
      <text:p text:style-name="P6"><text:tab/><text:tab/><text:tab/>aux<text:span text:style-name="T1"> &lt;--- intentar ( TC, opcion )</text:span></text:p>
      <text:p text:style-name="P7"><text:tab/><text:tab/></text:p>
      <text:p text:style-name="P7"><text:tab/><text:tab/><text:tab/>si aux &lt;&gt; 0 <text:s/>// tiene plaza </text:p>
      <text:p text:style-name="P6"><text:span text:style-name="T1"><text:tab/><text:tab/><text:tab/><text:tab/></text:span>carrera &lt;--- opcion</text:p>
      <text:p text:style-name="P6"><text:tab/><text:tab/><text:tab/>finsi</text:p>
      <text:p text:style-name="Standard"><text:tab/><text:tab/><text:span text:style-name="T3">finmientras </text:span></text:p>
      <text:p text:style-name="P8"><text:span text:style-name="T2"/></text:p>
      <text:p text:style-name="P6"><text:tab/><text:tab/></text:p>
      <text:p text:style-name="P6"><text:tab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dobe Heiti Std R" svg:font-family="'Adobe Heiti Std R'" style:font-family-generic="swiss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5T17:50:49.92</meta:creation-date>
    <meta:document-statistic meta:table-count="1" meta:image-count="0" meta:object-count="0" meta:page-count="1" meta:paragraph-count="40" meta:word-count="191" meta:character-count="968"/>
    <dc:date>2020-06-15T18:12:51.64</dc:date>
    <meta:editing-duration>PT4M1S</meta:editing-duration>
    <meta:editing-cycles>1</meta:editing-cycles>
    <meta:generator>OpenOffice.org/3.4.1$Win32 OpenOffice.org_project/341m1$Build-9593</meta:generator>
  </office:meta>
</office:document-meta>
</file>